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en" fo:country="US" officeooo:rsid="00096445" officeooo:paragraph-rsid="00096445"/>
    </style:style>
    <style:style style:name="P2" style:family="paragraph" style:parent-style-name="Standard">
      <style:text-properties style:font-name="Courier New" fo:language="en" fo:country="US" style:text-underline-style="none" officeooo:rsid="00096445" officeooo:paragraph-rsid="00096445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8pt" fo:language="en" fo:country="US" fo:font-weight="bold" officeooo:rsid="00096445" officeooo:paragraph-rsid="00096445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ourier New" fo:font-size="14pt" fo:language="en" fo:country="US" style:text-underline-style="solid" style:text-underline-width="auto" style:text-underline-color="font-color" officeooo:rsid="00096445" officeooo:paragraph-rsid="00096445" style:font-size-asian="14pt" style:font-size-complex="14pt"/>
    </style:style>
    <style:style style:name="P5" style:family="paragraph" style:parent-style-name="Standard">
      <style:text-properties style:font-name="Courier New" fo:font-size="12pt" fo:language="en" fo:country="US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096445" officeooo:paragraph-rsid="00096445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style:font-name="Courier New" fo:language="en" fo:country="US" style:text-underline-style="none" officeooo:rsid="00096445" officeooo:paragraph-rsid="00096445"/>
    </style:style>
    <style:style style:name="P8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style:font-name="Courier New" fo:font-size="12pt" fo:language="en" fo:country="US" style:text-underline-style="none" officeooo:rsid="00096445" officeooo:paragraph-rsid="00096445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609cm"/>
        </style:tab-stops>
      </style:paragraph-properties>
      <style:text-properties style:font-name="Courier New" fo:language="en" fo:country="US" style:text-underline-style="none" officeooo:rsid="00096445" officeooo:paragraph-rsid="00096445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Courier New" fo:language="en" fo:country="US" style:text-underline-style="none" officeooo:rsid="00096445" officeooo:paragraph-rsid="00096445"/>
    </style:style>
    <style:style style:name="P11" style:family="paragraph" style:parent-style-name="Text_20_body">
      <style:text-properties style:font-name="Courier New" fo:font-size="12pt" style:font-size-asian="12pt" style:font-size-complex="12pt"/>
    </style:style>
    <style:style style:name="P12" style:family="paragraph" style:parent-style-name="Horizontal_20_Line">
      <style:text-properties style:font-name="Courier New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Boxx – Odyssey</text:p>
      <text:p text:style-name="P1"/>
      <text:p text:style-name="P4">The 10 algorithms</text:p>
      <text:p text:style-name="P2"/>
      <text:p text:style-name="P10">Merge Sort, Quick Sort and Heap Sort:</text:p>
      <text:p text:style-name="P9"/>
      <text:p text:style-name="P9">Fourier Transform – Fast Fourier Transform:</text:p>
      <text:p text:style-name="P9"/>
      <text:p text:style-name="P9">Dijkstra’s Algorithm:</text:p>
      <text:p text:style-name="P9"/>
      <text:p text:style-name="P9">ASA Algorithm:</text:p>
      <text:p text:style-name="P9"/>
      <text:p text:style-name="P9">Secure Hash Algorithm:</text:p>
      <text:p text:style-name="P9"/>
      <text:p text:style-name="P9">Integer factorization:</text:p>
      <text:p text:style-name="P9"/>
      <text:p text:style-name="P9">Link Analysis:</text:p>
      <text:p text:style-name="P9"/>
      <text:p text:style-name="P9">Proportional Integral Derivative Algorithm:</text:p>
      <text:p text:style-name="P9"/>
      <text:p text:style-name="P9">Data compression Algorithm:</text:p>
      <text:p text:style-name="P9"/>
      <text:p text:style-name="P9">Random Number Generation:</text:p>
      <text:p text:style-name="P7"/>
      <text:p text:style-name="P8"/>
      <text:p text:style-name="P6"/>
      <text:p text:style-name="P6"/>
      <text:p text:style-name="P12"/>
      <text:p text:style-name="P11"/>
      <text:p text:style-name="P11"><text:a xlink:type="simple" xlink:href="https://help.github.com/en/articles/adding-an-existing-project-to-github-using-the-command-line" text:style-name="Internet_20_link" text:visited-style-name="Visited_20_Internet_20_Link">https://help.github.com/en/articles/adding-an-existing-project-to-github-using-the-command-line</text:a> </text:p>
      <text:p text:style-name="P11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26:46.511000000</meta:creation-date>
    <meta:generator>LibreOffice/6.2.4.2$Windows_X86_64 LibreOffice_project/2412653d852ce75f65fbfa83fb7e7b669a126d64</meta:generator>
    <dc:date>2019-06-10T13:55:48.046000000</dc:date>
    <meta:editing-duration>PT1H17M47S</meta:editing-duration>
    <meta:editing-cycles>2</meta:editing-cycles>
    <meta:document-statistic meta:table-count="0" meta:image-count="0" meta:object-count="0" meta:page-count="1" meta:paragraph-count="13" meta:word-count="39" meta:character-count="399" meta:non-whitespace-character-count="370"/>
  </office:meta>
</office:document-meta>
</file>